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4.499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 and 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2">
          <table:table-cell table:style-name="ce2" table:number-columns-repeated="3"/>
          <table:table-cell table:style-name="ce5" table:content-validation-name="val1"/>
          <table:table-cell table:number-columns-repeated="2"/>
          <table:table-cell table:style-name="Default" table:number-columns-repeated="16378"/>
        </table:table-row>
        <table:table-row table:style-name="ro4" table:number-rows-repeated="104855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1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3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0:02:23.348473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09-21T10:35:12.226220003</dc:date>
    <meta:generator>LibreOffice/25.2.6.2$Linux_X86_64 LibreOffice_project/520$Build-2</meta:generator>
    <meta:editing-duration>PT28M35S</meta:editing-duration>
    <meta:editing-cycles>8</meta:editing-cycles>
    <meta:document-statistic meta:table-count="2" meta:cell-count="93" meta:object-count="0"/>
    <meta:user-defined meta:name="AppVersion">16.0300</meta:user-defined>
  </office:meta>
</office:document-meta>
</file>